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159cm" svg:x="7.096cm" svg:y="3.286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2.413cm" svg:x="3.032cm" svg:y="10.525cm">
          <text:p text:style-name="P1">Inje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8T10:44:47</meta:creation-date>
    <dc:date>2013-01-09T09:25:30</dc:date>
    <meta:editing-duration>PT12H53M42S</meta:editing-duration>
    <meta:editing-cycles>3</meta:editing-cycles>
    <meta:generator>LibreOffice/3.5$Linux_X86_64 LibreOffice_project/350m1$Build-2</meta:generator>
    <meta:document-statistic meta:object-count="2"/>
  </office:meta>
</office:document-meta>
</file>